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8" table:style-name="ta1">
        <table:shapes>
          <draw:frame draw:z-index="0" draw:style-name="gr1" draw:text-style-name="P1" svg:width="159.99mm" svg:height="89.99mm" svg:x="129.87mm" svg:y="96.09mm">
            <loext:p draw:notify-on-update-of-ranges="test168.B1:test168.B1 test168.B2:test168.B69 test168.F1:test168.F1 test168.F2:test168.F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59mm" svg:y="0.01mm">
            <loext:p draw:notify-on-update-of-ranges="test168.B2:test168.B69 test168.C1:test168.C1 test168.C2:test168.C69 test168.D1:test168.D1 test168.D2:test168.D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4.77mm" svg:y="88.99mm">
            <loext:p draw:notify-on-update-of-ranges="test168.B2:test168.B69 test168.G1:test168.G1 test168.G2:test168.G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5.75mm" svg:y="1mm">
            <loext:p draw:notify-on-update-of-ranges="test168.G1:test168.G1 test168.G2:test168.G69 test168.C1:test168.C1 test168.C2:test168.C69 test168.G1:test168.G1 test168.G2:test168.G69 test168.D1:test168.D1 test168.D2:test168.D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3</text:p>
          </table:table-cell>
          <table:table-cell office:value-type="float" office:value="5.660429" calcext:value-type="float">
            <text:p>5.66042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4029" calcext:value-type="float">
            <text:p>40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4</text:p>
          </table:table-cell>
          <table:table-cell office:value-type="float" office:value="2.713821" calcext:value-type="float">
            <text:p>2.713821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" calcext:value-type="float">
            <text:p>0</text:p>
          </table:table-cell>
          <table:table-cell office:value-type="float" office:value="73478" calcext:value-type="float">
            <text:p>7347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5</text:p>
          </table:table-cell>
          <table:table-cell office:value-type="float" office:value="3.695507" calcext:value-type="float">
            <text:p>3.695507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" calcext:value-type="float">
            <text:p>0</text:p>
          </table:table-cell>
          <table:table-cell office:value-type="float" office:value="29953" calcext:value-type="float">
            <text:p>299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6</text:p>
          </table:table-cell>
          <table:table-cell office:value-type="float" office:value="3.180816" calcext:value-type="float">
            <text:p>3.180816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" calcext:value-type="float">
            <text:p>0</text:p>
          </table:table-cell>
          <table:table-cell office:value-type="float" office:value="29620" calcext:value-type="float">
            <text:p>296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7</text:p>
          </table:table-cell>
          <table:table-cell office:value-type="float" office:value="3.667751" calcext:value-type="float">
            <text:p>3.66775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" calcext:value-type="float">
            <text:p>0</text:p>
          </table:table-cell>
          <table:table-cell office:value-type="float" office:value="36791" calcext:value-type="float">
            <text:p>367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8</text:p>
          </table:table-cell>
          <table:table-cell office:value-type="float" office:value="3.110573" calcext:value-type="float">
            <text:p>3.110573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" calcext:value-type="float">
            <text:p>0</text:p>
          </table:table-cell>
          <table:table-cell office:value-type="float" office:value="36169" calcext:value-type="float">
            <text:p>36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39</text:p>
          </table:table-cell>
          <table:table-cell office:value-type="float" office:value="2.612904" calcext:value-type="float">
            <text:p>2.612904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" calcext:value-type="float">
            <text:p>0</text:p>
          </table:table-cell>
          <table:table-cell office:value-type="float" office:value="27186" calcext:value-type="float">
            <text:p>271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0</text:p>
          </table:table-cell>
          <table:table-cell office:value-type="float" office:value="3.315386" calcext:value-type="float">
            <text:p>3.315386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" calcext:value-type="float">
            <text:p>0</text:p>
          </table:table-cell>
          <table:table-cell office:value-type="float" office:value="47481" calcext:value-type="float">
            <text:p>474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1</text:p>
          </table:table-cell>
          <table:table-cell office:value-type="float" office:value="3.566847" calcext:value-type="float">
            <text:p>3.566847</text:p>
          </table:table-cell>
          <table:table-cell office:value-type="float" office:value="0.002266" calcext:value-type="float">
            <text:p>0.002266</text:p>
          </table:table-cell>
          <table:table-cell office:value-type="float" office:value="0" calcext:value-type="float">
            <text:p>0</text:p>
          </table:table-cell>
          <table:table-cell office:value-type="float" office:value="57210" calcext:value-type="float">
            <text:p>57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2</text:p>
          </table:table-cell>
          <table:table-cell office:value-type="float" office:value="3.065075" calcext:value-type="float">
            <text:p>3.065075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0" calcext:value-type="float">
            <text:p>0</text:p>
          </table:table-cell>
          <table:table-cell office:value-type="float" office:value="95019" calcext:value-type="float">
            <text:p>950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3</text:p>
          </table:table-cell>
          <table:table-cell office:value-type="float" office:value="3.809161" calcext:value-type="float">
            <text:p>3.809161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" calcext:value-type="float">
            <text:p>0</text:p>
          </table:table-cell>
          <table:table-cell office:value-type="float" office:value="51017" calcext:value-type="float">
            <text:p>510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4</text:p>
          </table:table-cell>
          <table:table-cell office:value-type="float" office:value="3.320568" calcext:value-type="float">
            <text:p>3.320568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" calcext:value-type="float">
            <text:p>0</text:p>
          </table:table-cell>
          <table:table-cell office:value-type="float" office:value="58321" calcext:value-type="float">
            <text:p>583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5</text:p>
          </table:table-cell>
          <table:table-cell office:value-type="float" office:value="3.867993" calcext:value-type="float">
            <text:p>3.867993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" calcext:value-type="float">
            <text:p>0</text:p>
          </table:table-cell>
          <table:table-cell office:value-type="float" office:value="75654" calcext:value-type="float">
            <text:p>756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6</text:p>
          </table:table-cell>
          <table:table-cell office:value-type="float" office:value="2.964547" calcext:value-type="float">
            <text:p>2.964547</text:p>
          </table:table-cell>
          <table:table-cell office:value-type="float" office:value="0.006279" calcext:value-type="float">
            <text:p>0.006279</text:p>
          </table:table-cell>
          <table:table-cell office:value-type="float" office:value="0" calcext:value-type="float">
            <text:p>0</text:p>
          </table:table-cell>
          <table:table-cell office:value-type="float" office:value="102137" calcext:value-type="float">
            <text:p>1021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7</text:p>
          </table:table-cell>
          <table:table-cell office:value-type="float" office:value="3.238585" calcext:value-type="float">
            <text:p>3.238585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" calcext:value-type="float">
            <text:p>0</text:p>
          </table:table-cell>
          <table:table-cell office:value-type="float" office:value="77093" calcext:value-type="float">
            <text:p>770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8</text:p>
          </table:table-cell>
          <table:table-cell office:value-type="float" office:value="2.331928" calcext:value-type="float">
            <text:p>2.331928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0" calcext:value-type="float">
            <text:p>0</text:p>
          </table:table-cell>
          <table:table-cell office:value-type="float" office:value="74173" calcext:value-type="float">
            <text:p>7417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49</text:p>
          </table:table-cell>
          <table:table-cell office:value-type="float" office:value="2.631511" calcext:value-type="float">
            <text:p>2.631511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0" calcext:value-type="float">
            <text:p>0</text:p>
          </table:table-cell>
          <table:table-cell office:value-type="float" office:value="64601" calcext:value-type="float">
            <text:p>646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0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" calcext:value-type="float">
            <text:p>0</text:p>
          </table:table-cell>
          <table:table-cell office:value-type="float" office:value="37521" calcext:value-type="float">
            <text:p>375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1</text:p>
          </table:table-cell>
          <table:table-cell office:value-type="float" office:value="2.718923" calcext:value-type="float">
            <text:p>2.718923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0" calcext:value-type="float">
            <text:p>0</text:p>
          </table:table-cell>
          <table:table-cell office:value-type="float" office:value="40773" calcext:value-type="float">
            <text:p>407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2</text:p>
          </table:table-cell>
          <table:table-cell office:value-type="float" office:value="2.63564" calcext:value-type="float">
            <text:p>2.635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" calcext:value-type="float">
            <text:p>0</text:p>
          </table:table-cell>
          <table:table-cell office:value-type="float" office:value="48453" calcext:value-type="float">
            <text:p>484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3</text:p>
          </table:table-cell>
          <table:table-cell office:value-type="float" office:value="2.597482" calcext:value-type="float">
            <text:p>2.597482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0" calcext:value-type="float">
            <text:p>0</text:p>
          </table:table-cell>
          <table:table-cell office:value-type="float" office:value="57187" calcext:value-type="float">
            <text:p>5718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4</text:p>
          </table:table-cell>
          <table:table-cell office:value-type="float" office:value="2.71952" calcext:value-type="float">
            <text:p>2.71952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float" office:value="37533" calcext:value-type="float">
            <text:p>3753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5</text:p>
          </table:table-cell>
          <table:table-cell office:value-type="float" office:value="2.428276" calcext:value-type="float">
            <text:p>2.428276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" calcext:value-type="float">
            <text:p>0</text:p>
          </table:table-cell>
          <table:table-cell office:value-type="float" office:value="64179" calcext:value-type="float">
            <text:p>641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6</text:p>
          </table:table-cell>
          <table:table-cell office:value-type="float" office:value="2.581635" calcext:value-type="float">
            <text:p>2.581635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" calcext:value-type="float">
            <text:p>0</text:p>
          </table:table-cell>
          <table:table-cell office:value-type="float" office:value="35537" calcext:value-type="float">
            <text:p>3553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7</text:p>
          </table:table-cell>
          <table:table-cell office:value-type="float" office:value="2.638115" calcext:value-type="float">
            <text:p>2.638115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0" calcext:value-type="float">
            <text:p>0</text:p>
          </table:table-cell>
          <table:table-cell office:value-type="float" office:value="51997" calcext:value-type="float">
            <text:p>519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8</text:p>
          </table:table-cell>
          <table:table-cell office:value-type="float" office:value="2.280178" calcext:value-type="float">
            <text:p>2.280178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</text:p>
          </table:table-cell>
          <table:table-cell office:value-type="float" office:value="100057" calcext:value-type="float">
            <text:p>10005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3:59</text:p>
          </table:table-cell>
          <table:table-cell office:value-type="float" office:value="2.682365" calcext:value-type="float">
            <text:p>2.682365</text:p>
          </table:table-cell>
          <table:table-cell office:value-type="float" office:value="0.005609" calcext:value-type="float">
            <text:p>0.005609</text:p>
          </table:table-cell>
          <table:table-cell office:value-type="float" office:value="0" calcext:value-type="float">
            <text:p>0</text:p>
          </table:table-cell>
          <table:table-cell office:value-type="float" office:value="59065" calcext:value-type="float">
            <text:p>5906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0</text:p>
          </table:table-cell>
          <table:table-cell office:value-type="float" office:value="2.169062" calcext:value-type="float">
            <text:p>2.169062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" calcext:value-type="float">
            <text:p>0</text:p>
          </table:table-cell>
          <table:table-cell office:value-type="float" office:value="57499" calcext:value-type="float">
            <text:p>574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1</text:p>
          </table:table-cell>
          <table:table-cell office:value-type="float" office:value="2.332108" calcext:value-type="float">
            <text:p>2.332108</text:p>
          </table:table-cell>
          <table:table-cell office:value-type="float" office:value="0.018139" calcext:value-type="float">
            <text:p>0.018139</text:p>
          </table:table-cell>
          <table:table-cell office:value-type="float" office:value="0" calcext:value-type="float">
            <text:p>0</text:p>
          </table:table-cell>
          <table:table-cell office:value-type="float" office:value="102247" calcext:value-type="float">
            <text:p>1022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2</text:p>
          </table:table-cell>
          <table:table-cell office:value-type="float" office:value="2.337809" calcext:value-type="float">
            <text:p>2.337809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" calcext:value-type="float">
            <text:p>0</text:p>
          </table:table-cell>
          <table:table-cell office:value-type="float" office:value="57938" calcext:value-type="float">
            <text:p>579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3</text:p>
          </table:table-cell>
          <table:table-cell office:value-type="float" office:value="2.316742" calcext:value-type="float">
            <text:p>2.316742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" calcext:value-type="float">
            <text:p>0</text:p>
          </table:table-cell>
          <table:table-cell office:value-type="float" office:value="58090" calcext:value-type="float">
            <text:p>5809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4</text:p>
          </table:table-cell>
          <table:table-cell office:value-type="float" office:value="2.333951" calcext:value-type="float">
            <text:p>2.333951</text:p>
          </table:table-cell>
          <table:table-cell office:value-type="float" office:value="0.017489" calcext:value-type="float">
            <text:p>0.017489</text:p>
          </table:table-cell>
          <table:table-cell office:value-type="float" office:value="0" calcext:value-type="float">
            <text:p>0</text:p>
          </table:table-cell>
          <table:table-cell office:value-type="float" office:value="90224" calcext:value-type="float">
            <text:p>9022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5</text:p>
          </table:table-cell>
          <table:table-cell office:value-type="float" office:value="1.338403" calcext:value-type="float">
            <text:p>1.338403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" calcext:value-type="float">
            <text:p>0</text:p>
          </table:table-cell>
          <table:table-cell office:value-type="float" office:value="61441" calcext:value-type="float">
            <text:p>6144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6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0.010544" calcext:value-type="float">
            <text:p>0.010544</text:p>
          </table:table-cell>
          <table:table-cell office:value-type="float" office:value="0" calcext:value-type="float">
            <text:p>0</text:p>
          </table:table-cell>
          <table:table-cell office:value-type="float" office:value="83689" calcext:value-type="float">
            <text:p>8368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7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0.009576" calcext:value-type="float">
            <text:p>0.009576</text:p>
          </table:table-cell>
          <table:table-cell office:value-type="float" office:value="0" calcext:value-type="float">
            <text:p>0</text:p>
          </table:table-cell>
          <table:table-cell office:value-type="float" office:value="79266" calcext:value-type="float">
            <text:p>7926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8</text:p>
          </table:table-cell>
          <table:table-cell office:value-type="float" office:value="0.70732" calcext:value-type="float">
            <text:p>0.70732</text:p>
          </table:table-cell>
          <table:table-cell office:value-type="float" office:value="0.068765" calcext:value-type="float">
            <text:p>0.068765</text:p>
          </table:table-cell>
          <table:table-cell office:value-type="float" office:value="0" calcext:value-type="float">
            <text:p>0</text:p>
          </table:table-cell>
          <table:table-cell office:value-type="float" office:value="129140" calcext:value-type="float">
            <text:p>12914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09</text:p>
          </table:table-cell>
          <table:table-cell office:value-type="float" office:value="0.173772" calcext:value-type="float">
            <text:p>0.173772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" calcext:value-type="float">
            <text:p>0</text:p>
          </table:table-cell>
          <table:table-cell office:value-type="float" office:value="57867" calcext:value-type="float">
            <text:p>5786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0</text:p>
          </table:table-cell>
          <table:table-cell office:value-type="float" office:value="0.086571" calcext:value-type="float">
            <text:p>0.086571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0" calcext:value-type="float">
            <text:p>0</text:p>
          </table:table-cell>
          <table:table-cell office:value-type="float" office:value="63577" calcext:value-type="float">
            <text:p>6357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1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" calcext:value-type="float">
            <text:p>0</text:p>
          </table:table-cell>
          <table:table-cell office:value-type="float" office:value="32772" calcext:value-type="float">
            <text:p>3277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2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" calcext:value-type="float">
            <text:p>0</text:p>
          </table:table-cell>
          <table:table-cell office:value-type="float" office:value="57332" calcext:value-type="float">
            <text:p>5733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3</text:p>
          </table:table-cell>
          <table:table-cell office:value-type="float" office:value="0.09745" calcext:value-type="float">
            <text:p>0.09745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0" calcext:value-type="float">
            <text:p>0</text:p>
          </table:table-cell>
          <table:table-cell office:value-type="float" office:value="69472" calcext:value-type="float">
            <text:p>6947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4</text:p>
          </table:table-cell>
          <table:table-cell office:value-type="float" office:value="0.087292" calcext:value-type="float">
            <text:p>0.087292</text:p>
          </table:table-cell>
          <table:table-cell office:value-type="float" office:value="0.008161" calcext:value-type="float">
            <text:p>0.008161</text:p>
          </table:table-cell>
          <table:table-cell office:value-type="float" office:value="0" calcext:value-type="float">
            <text:p>0</text:p>
          </table:table-cell>
          <table:table-cell office:value-type="float" office:value="66394" calcext:value-type="float">
            <text:p>6639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5</text:p>
          </table:table-cell>
          <table:table-cell office:value-type="float" office:value="0.034545" calcext:value-type="float">
            <text:p>0.034545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0" calcext:value-type="float">
            <text:p>0</text:p>
          </table:table-cell>
          <table:table-cell office:value-type="float" office:value="58965" calcext:value-type="float">
            <text:p>5896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6</text:p>
          </table:table-cell>
          <table:table-cell office:value-type="float" office:value="0.141605" calcext:value-type="float">
            <text:p>0.141605</text:p>
          </table:table-cell>
          <table:table-cell office:value-type="float" office:value="0.017727" calcext:value-type="float">
            <text:p>0.017727</text:p>
          </table:table-cell>
          <table:table-cell office:value-type="float" office:value="0" calcext:value-type="float">
            <text:p>0</text:p>
          </table:table-cell>
          <table:table-cell office:value-type="float" office:value="76462" calcext:value-type="float">
            <text:p>7646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7</text:p>
          </table:table-cell>
          <table:table-cell office:value-type="float" office:value="0.117109" calcext:value-type="float">
            <text:p>0.117109</text:p>
          </table:table-cell>
          <table:table-cell office:value-type="float" office:value="0.026121" calcext:value-type="float">
            <text:p>0.026121</text:p>
          </table:table-cell>
          <table:table-cell office:value-type="float" office:value="0" calcext:value-type="float">
            <text:p>0</text:p>
          </table:table-cell>
          <table:table-cell office:value-type="float" office:value="83882" calcext:value-type="float">
            <text:p>8388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8</text:p>
          </table:table-cell>
          <table:table-cell office:value-type="float" office:value="0.116068" calcext:value-type="float">
            <text:p>0.11606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" calcext:value-type="float">
            <text:p>0</text:p>
          </table:table-cell>
          <table:table-cell office:value-type="float" office:value="82557" calcext:value-type="float">
            <text:p>8255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19</text:p>
          </table:table-cell>
          <table:table-cell office:value-type="float" office:value="0.145214" calcext:value-type="float">
            <text:p>0.145214</text:p>
          </table:table-cell>
          <table:table-cell office:value-type="float" office:value="0.021597" calcext:value-type="float">
            <text:p>0.021597</text:p>
          </table:table-cell>
          <table:table-cell office:value-type="float" office:value="0" calcext:value-type="float">
            <text:p>0</text:p>
          </table:table-cell>
          <table:table-cell office:value-type="float" office:value="70025" calcext:value-type="float">
            <text:p>7002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0</text:p>
          </table:table-cell>
          <table:table-cell office:value-type="float" office:value="0.236028" calcext:value-type="float">
            <text:p>0.236028</text:p>
          </table:table-cell>
          <table:table-cell office:value-type="float" office:value="0.050883" calcext:value-type="float">
            <text:p>0.050883</text:p>
          </table:table-cell>
          <table:table-cell office:value-type="float" office:value="0" calcext:value-type="float">
            <text:p>0</text:p>
          </table:table-cell>
          <table:table-cell office:value-type="float" office:value="97760" calcext:value-type="float">
            <text:p>9776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1</text:p>
          </table:table-cell>
          <table:table-cell office:value-type="float" office:value="0.270787" calcext:value-type="float">
            <text:p>0.270787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" calcext:value-type="float">
            <text:p>0</text:p>
          </table:table-cell>
          <table:table-cell office:value-type="float" office:value="110464" calcext:value-type="float">
            <text:p>11046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2</text:p>
          </table:table-cell>
          <table:table-cell office:value-type="float" office:value="0.283729" calcext:value-type="float">
            <text:p>0.283729</text:p>
          </table:table-cell>
          <table:table-cell office:value-type="float" office:value="0.051021" calcext:value-type="float">
            <text:p>0.051021</text:p>
          </table:table-cell>
          <table:table-cell office:value-type="float" office:value="0" calcext:value-type="float">
            <text:p>0</text:p>
          </table:table-cell>
          <table:table-cell office:value-type="float" office:value="69645" calcext:value-type="float">
            <text:p>6964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3</text:p>
          </table:table-cell>
          <table:table-cell office:value-type="float" office:value="0.269915" calcext:value-type="float">
            <text:p>0.269915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" calcext:value-type="float">
            <text:p>0</text:p>
          </table:table-cell>
          <table:table-cell office:value-type="float" office:value="49537" calcext:value-type="float">
            <text:p>4953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4</text:p>
          </table:table-cell>
          <table:table-cell office:value-type="float" office:value="0.589674" calcext:value-type="float">
            <text:p>0.589674</text:p>
          </table:table-cell>
          <table:table-cell office:value-type="float" office:value="0.128978" calcext:value-type="float">
            <text:p>0.128978</text:p>
          </table:table-cell>
          <table:table-cell office:value-type="float" office:value="0" calcext:value-type="float">
            <text:p>0</text:p>
          </table:table-cell>
          <table:table-cell office:value-type="float" office:value="130505" calcext:value-type="float">
            <text:p>13050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5</text:p>
          </table:table-cell>
          <table:table-cell office:value-type="float" office:value="0.173186" calcext:value-type="float">
            <text:p>0.173186</text:p>
          </table:table-cell>
          <table:table-cell office:value-type="float" office:value="0.035979" calcext:value-type="float">
            <text:p>0.035979</text:p>
          </table:table-cell>
          <table:table-cell office:value-type="float" office:value="0" calcext:value-type="float">
            <text:p>0</text:p>
          </table:table-cell>
          <table:table-cell office:value-type="float" office:value="49398" calcext:value-type="float">
            <text:p>4939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6</text:p>
          </table:table-cell>
          <table:table-cell office:value-type="float" office:value="0.170606" calcext:value-type="float">
            <text:p>0.170606</text:p>
          </table:table-cell>
          <table:table-cell office:value-type="float" office:value="0.036332" calcext:value-type="float">
            <text:p>0.036332</text:p>
          </table:table-cell>
          <table:table-cell office:value-type="float" office:value="0" calcext:value-type="float">
            <text:p>0</text:p>
          </table:table-cell>
          <table:table-cell office:value-type="float" office:value="90857" calcext:value-type="float">
            <text:p>908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7</text:p>
          </table:table-cell>
          <table:table-cell office:value-type="float" office:value="0.129562" calcext:value-type="float">
            <text:p>0.129562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" calcext:value-type="float">
            <text:p>0</text:p>
          </table:table-cell>
          <table:table-cell office:value-type="float" office:value="60757" calcext:value-type="float">
            <text:p>607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8</text:p>
          </table:table-cell>
          <table:table-cell office:value-type="float" office:value="0.247648" calcext:value-type="float">
            <text:p>0.247648</text:p>
          </table:table-cell>
          <table:table-cell office:value-type="float" office:value="0.043181" calcext:value-type="float">
            <text:p>0.043181</text:p>
          </table:table-cell>
          <table:table-cell office:value-type="float" office:value="0" calcext:value-type="float">
            <text:p>0</text:p>
          </table:table-cell>
          <table:table-cell office:value-type="float" office:value="84699" calcext:value-type="float">
            <text:p>846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29</text:p>
          </table:table-cell>
          <table:table-cell office:value-type="float" office:value="0.280382" calcext:value-type="float">
            <text:p>0.280382</text:p>
          </table:table-cell>
          <table:table-cell office:value-type="float" office:value="0.044369" calcext:value-type="float">
            <text:p>0.044369</text:p>
          </table:table-cell>
          <table:table-cell office:value-type="float" office:value="0" calcext:value-type="float">
            <text:p>0</text:p>
          </table:table-cell>
          <table:table-cell office:value-type="float" office:value="82311" calcext:value-type="float">
            <text:p>8231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0</text:p>
          </table:table-cell>
          <table:table-cell office:value-type="float" office:value="0.314048" calcext:value-type="float">
            <text:p>0.314048</text:p>
          </table:table-cell>
          <table:table-cell office:value-type="float" office:value="0.067898" calcext:value-type="float">
            <text:p>0.067898</text:p>
          </table:table-cell>
          <table:table-cell office:value-type="float" office:value="0" calcext:value-type="float">
            <text:p>0</text:p>
          </table:table-cell>
          <table:table-cell office:value-type="float" office:value="91886" calcext:value-type="float">
            <text:p>9188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1</text:p>
          </table:table-cell>
          <table:table-cell office:value-type="float" office:value="0.305015" calcext:value-type="float">
            <text:p>0.305015</text:p>
          </table:table-cell>
          <table:table-cell office:value-type="float" office:value="0.095745" calcext:value-type="float">
            <text:p>0.095745</text:p>
          </table:table-cell>
          <table:table-cell office:value-type="float" office:value="0" calcext:value-type="float">
            <text:p>0</text:p>
          </table:table-cell>
          <table:table-cell office:value-type="float" office:value="96827" calcext:value-type="float">
            <text:p>9682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2</text:p>
          </table:table-cell>
          <table:table-cell office:value-type="float" office:value="0.713892" calcext:value-type="float">
            <text:p>0.713892</text:p>
          </table:table-cell>
          <table:table-cell office:value-type="float" office:value="0.060024" calcext:value-type="float">
            <text:p>0.060024</text:p>
          </table:table-cell>
          <table:table-cell office:value-type="float" office:value="0" calcext:value-type="float">
            <text:p>0</text:p>
          </table:table-cell>
          <table:table-cell office:value-type="float" office:value="80477" calcext:value-type="float">
            <text:p>8047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3</text:p>
          </table:table-cell>
          <table:table-cell office:value-type="float" office:value="0.821951" calcext:value-type="float">
            <text:p>0.821951</text:p>
          </table:table-cell>
          <table:table-cell office:value-type="float" office:value="0.008994" calcext:value-type="float">
            <text:p>0.008994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4</text:p>
          </table:table-cell>
          <table:table-cell office:value-type="float" office:value="0.654371" calcext:value-type="float">
            <text:p>0.654371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" calcext:value-type="float">
            <text:p>0</text:p>
          </table:table-cell>
          <table:table-cell office:value-type="float" office:value="79010" calcext:value-type="float">
            <text:p>790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5</text:p>
          </table:table-cell>
          <table:table-cell office:value-type="float" office:value="0.314934" calcext:value-type="float">
            <text:p>0.314934</text:p>
          </table:table-cell>
          <table:table-cell office:value-type="float" office:value="0.004958" calcext:value-type="float">
            <text:p>0.004958</text:p>
          </table:table-cell>
          <table:table-cell office:value-type="float" office:value="0" calcext:value-type="float">
            <text:p>0</text:p>
          </table:table-cell>
          <table:table-cell office:value-type="float" office:value="117490" calcext:value-type="float">
            <text:p>1174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6</text:p>
          </table:table-cell>
          <table:table-cell office:value-type="float" office:value="0.038882" calcext:value-type="float">
            <text:p>0.038882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" calcext:value-type="float">
            <text:p>0</text:p>
          </table:table-cell>
          <table:table-cell office:value-type="float" office:value="138809" calcext:value-type="float">
            <text:p>1388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7</text:p>
          </table:table-cell>
          <table:table-cell office:value-type="float" office:value="0.018738" calcext:value-type="float">
            <text:p>0.018738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" calcext:value-type="float">
            <text:p>0</text:p>
          </table:table-cell>
          <table:table-cell office:value-type="float" office:value="143668" calcext:value-type="float">
            <text:p>143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8</text:p>
          </table:table-cell>
          <table:table-cell office:value-type="float" office:value="0.016774" calcext:value-type="float">
            <text:p>0.016774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" calcext:value-type="float">
            <text:p>0</text:p>
          </table:table-cell>
          <table:table-cell office:value-type="float" office:value="138513" calcext:value-type="float">
            <text:p>1385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39</text:p>
          </table:table-cell>
          <table:table-cell office:value-type="float" office:value="0.021286" calcext:value-type="float">
            <text:p>0.021286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" calcext:value-type="float">
            <text:p>0</text:p>
          </table:table-cell>
          <table:table-cell office:value-type="float" office:value="152128" calcext:value-type="float">
            <text:p>152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24:40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" calcext:value-type="float">
            <text:p>0</text:p>
          </table:table-cell>
          <table:table-cell office:value-type="float" office:value="47075" calcext:value-type="float">
            <text:p>4707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1:33:44.921037622</dc:date>
    <meta:editing-duration>PT5M55S</meta:editing-duration>
    <meta:editing-cycles>1</meta:editing-cycles>
    <meta:document-statistic meta:table-count="1" meta:cell-count="483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5cm" chart:style-name="ch2">
          <text:p>test 168, with --cache on</text:p>
        </chart:title>
        <chart:legend chart:legend-position="end" svg:x="14.398cm" svg:y="4.227cm" style:legend-expansion="high" chart:style-name="ch3"/>
        <chart:plot-area chart:style-name="ch4" table:cell-range-address="test168.B1:test168.B69 test168.F1:test168.F69" chart:data-source-has-labels="both" svg:x="1.279cm" svg:y="1.248cm" svg:width="12.799cm" svg:height="6.643cm">
          <chartooo:coordinate-region svg:x="2.641cm" svg:y="1.248cm" svg:width="11.437cm" svg:height="5.041cm"/>
          <chart:axis chart:dimension="x" chart:name="primary-x" chart:style-name="ch5" chartooo:axis-type="auto">
            <chartooo:date-scale/>
            <chart:title svg:x="6.92cm" svg:y="8.071cm" chart:style-name="ch6">
              <text:p>wall clock</text:p>
            </chart:title>
            <chart:categories table:cell-range-address="test168.B2:test168.B69"/>
          </chart:axis>
          <chart:axis chart:dimension="y" chart:name="primary-y" chart:style-name="ch7">
            <chart:title svg:x="0.451cm" svg:y="5.116cm" chart:style-name="ch8">
              <text:p>time, S</text:p>
            </chart:title>
            <chart:grid chart:style-name="ch9" chart:class="major"/>
          </chart:axis>
          <chart:series chart:style-name="ch10" chart:values-cell-range-address="test168.F2:test168.F69" chart:label-cell-address="test168.F1:test168.F1" chart:class="chart:ba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8.F1:test16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3:33</text:p>
                <draw:g>
                  <svg:desc>test168.B2:test168.B69</svg:desc>
                </draw:g>
              </table:table-cell>
              <table:table-cell office:value-type="float" office:value="4029">
                <text:p>4029</text:p>
                <draw:g>
                  <svg:desc>test168.F2:test168.F69</svg:desc>
                </draw:g>
              </table:table-cell>
            </table:table-row>
            <table:table-row>
              <table:table-cell office:value-type="string">
                <text:p>11:23:34</text:p>
              </table:table-cell>
              <table:table-cell office:value-type="float" office:value="73478">
                <text:p>73478</text:p>
              </table:table-cell>
            </table:table-row>
            <table:table-row>
              <table:table-cell office:value-type="string">
                <text:p>11:23:35</text:p>
              </table:table-cell>
              <table:table-cell office:value-type="float" office:value="29953">
                <text:p>29953</text:p>
              </table:table-cell>
            </table:table-row>
            <table:table-row>
              <table:table-cell office:value-type="string">
                <text:p>11:23:36</text:p>
              </table:table-cell>
              <table:table-cell office:value-type="float" office:value="29620">
                <text:p>29620</text:p>
              </table:table-cell>
            </table:table-row>
            <table:table-row>
              <table:table-cell office:value-type="string">
                <text:p>11:23:37</text:p>
              </table:table-cell>
              <table:table-cell office:value-type="float" office:value="36791">
                <text:p>36791</text:p>
              </table:table-cell>
            </table:table-row>
            <table:table-row>
              <table:table-cell office:value-type="string">
                <text:p>11:23:38</text:p>
              </table:table-cell>
              <table:table-cell office:value-type="float" office:value="36169">
                <text:p>36169</text:p>
              </table:table-cell>
            </table:table-row>
            <table:table-row>
              <table:table-cell office:value-type="string">
                <text:p>11:23:39</text:p>
              </table:table-cell>
              <table:table-cell office:value-type="float" office:value="27186">
                <text:p>27186</text:p>
              </table:table-cell>
            </table:table-row>
            <table:table-row>
              <table:table-cell office:value-type="string">
                <text:p>11:23:40</text:p>
              </table:table-cell>
              <table:table-cell office:value-type="float" office:value="47481">
                <text:p>47481</text:p>
              </table:table-cell>
            </table:table-row>
            <table:table-row>
              <table:table-cell office:value-type="string">
                <text:p>11:23:41</text:p>
              </table:table-cell>
              <table:table-cell office:value-type="float" office:value="57210">
                <text:p>57210</text:p>
              </table:table-cell>
            </table:table-row>
            <table:table-row>
              <table:table-cell office:value-type="string">
                <text:p>11:23:42</text:p>
              </table:table-cell>
              <table:table-cell office:value-type="float" office:value="95019">
                <text:p>95019</text:p>
              </table:table-cell>
            </table:table-row>
            <table:table-row>
              <table:table-cell office:value-type="string">
                <text:p>11:23:43</text:p>
              </table:table-cell>
              <table:table-cell office:value-type="float" office:value="51017">
                <text:p>51017</text:p>
              </table:table-cell>
            </table:table-row>
            <table:table-row>
              <table:table-cell office:value-type="string">
                <text:p>11:23:44</text:p>
              </table:table-cell>
              <table:table-cell office:value-type="float" office:value="58321">
                <text:p>58321</text:p>
              </table:table-cell>
            </table:table-row>
            <table:table-row>
              <table:table-cell office:value-type="string">
                <text:p>11:23:45</text:p>
              </table:table-cell>
              <table:table-cell office:value-type="float" office:value="75654">
                <text:p>75654</text:p>
              </table:table-cell>
            </table:table-row>
            <table:table-row>
              <table:table-cell office:value-type="string">
                <text:p>11:23:46</text:p>
              </table:table-cell>
              <table:table-cell office:value-type="float" office:value="102137">
                <text:p>102137</text:p>
              </table:table-cell>
            </table:table-row>
            <table:table-row>
              <table:table-cell office:value-type="string">
                <text:p>11:23:47</text:p>
              </table:table-cell>
              <table:table-cell office:value-type="float" office:value="77093">
                <text:p>77093</text:p>
              </table:table-cell>
            </table:table-row>
            <table:table-row>
              <table:table-cell office:value-type="string">
                <text:p>11:23:48</text:p>
              </table:table-cell>
              <table:table-cell office:value-type="float" office:value="74173">
                <text:p>74173</text:p>
              </table:table-cell>
            </table:table-row>
            <table:table-row>
              <table:table-cell office:value-type="string">
                <text:p>11:23:49</text:p>
              </table:table-cell>
              <table:table-cell office:value-type="float" office:value="64601">
                <text:p>64601</text:p>
              </table:table-cell>
            </table:table-row>
            <table:table-row>
              <table:table-cell office:value-type="string">
                <text:p>11:23:50</text:p>
              </table:table-cell>
              <table:table-cell office:value-type="float" office:value="37521">
                <text:p>37521</text:p>
              </table:table-cell>
            </table:table-row>
            <table:table-row>
              <table:table-cell office:value-type="string">
                <text:p>11:23:51</text:p>
              </table:table-cell>
              <table:table-cell office:value-type="float" office:value="40773">
                <text:p>40773</text:p>
              </table:table-cell>
            </table:table-row>
            <table:table-row>
              <table:table-cell office:value-type="string">
                <text:p>11:23:52</text:p>
              </table:table-cell>
              <table:table-cell office:value-type="float" office:value="48453">
                <text:p>48453</text:p>
              </table:table-cell>
            </table:table-row>
            <table:table-row>
              <table:table-cell office:value-type="string">
                <text:p>11:23:53</text:p>
              </table:table-cell>
              <table:table-cell office:value-type="float" office:value="57187">
                <text:p>57187</text:p>
              </table:table-cell>
            </table:table-row>
            <table:table-row>
              <table:table-cell office:value-type="string">
                <text:p>11:23:54</text:p>
              </table:table-cell>
              <table:table-cell office:value-type="float" office:value="37533">
                <text:p>37533</text:p>
              </table:table-cell>
            </table:table-row>
            <table:table-row>
              <table:table-cell office:value-type="string">
                <text:p>11:23:55</text:p>
              </table:table-cell>
              <table:table-cell office:value-type="float" office:value="64179">
                <text:p>64179</text:p>
              </table:table-cell>
            </table:table-row>
            <table:table-row>
              <table:table-cell office:value-type="string">
                <text:p>11:23:56</text:p>
              </table:table-cell>
              <table:table-cell office:value-type="float" office:value="35537">
                <text:p>35537</text:p>
              </table:table-cell>
            </table:table-row>
            <table:table-row>
              <table:table-cell office:value-type="string">
                <text:p>11:23:57</text:p>
              </table:table-cell>
              <table:table-cell office:value-type="float" office:value="51997">
                <text:p>51997</text:p>
              </table:table-cell>
            </table:table-row>
            <table:table-row>
              <table:table-cell office:value-type="string">
                <text:p>11:23:58</text:p>
              </table:table-cell>
              <table:table-cell office:value-type="float" office:value="100057">
                <text:p>100057</text:p>
              </table:table-cell>
            </table:table-row>
            <table:table-row>
              <table:table-cell office:value-type="string">
                <text:p>11:23:59</text:p>
              </table:table-cell>
              <table:table-cell office:value-type="float" office:value="59065">
                <text:p>59065</text:p>
              </table:table-cell>
            </table:table-row>
            <table:table-row>
              <table:table-cell office:value-type="string">
                <text:p>11:24:00</text:p>
              </table:table-cell>
              <table:table-cell office:value-type="float" office:value="57499">
                <text:p>57499</text:p>
              </table:table-cell>
            </table:table-row>
            <table:table-row>
              <table:table-cell office:value-type="string">
                <text:p>11:24:01</text:p>
              </table:table-cell>
              <table:table-cell office:value-type="float" office:value="102247">
                <text:p>102247</text:p>
              </table:table-cell>
            </table:table-row>
            <table:table-row>
              <table:table-cell office:value-type="string">
                <text:p>11:24:02</text:p>
              </table:table-cell>
              <table:table-cell office:value-type="float" office:value="57938">
                <text:p>57938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58090">
                <text:p>58090</text:p>
              </table:table-cell>
            </table:table-row>
            <table:table-row>
              <table:table-cell office:value-type="string">
                <text:p>11:24:04</text:p>
              </table:table-cell>
              <table:table-cell office:value-type="float" office:value="90224">
                <text:p>90224</text:p>
              </table:table-cell>
            </table:table-row>
            <table:table-row>
              <table:table-cell office:value-type="string">
                <text:p>11:24:05</text:p>
              </table:table-cell>
              <table:table-cell office:value-type="float" office:value="61441">
                <text:p>61441</text:p>
              </table:table-cell>
            </table:table-row>
            <table:table-row>
              <table:table-cell office:value-type="string">
                <text:p>11:24:06</text:p>
              </table:table-cell>
              <table:table-cell office:value-type="float" office:value="83689">
                <text:p>83689</text:p>
              </table:table-cell>
            </table:table-row>
            <table:table-row>
              <table:table-cell office:value-type="string">
                <text:p>11:24:07</text:p>
              </table:table-cell>
              <table:table-cell office:value-type="float" office:value="79266">
                <text:p>79266</text:p>
              </table:table-cell>
            </table:table-row>
            <table:table-row>
              <table:table-cell office:value-type="string">
                <text:p>11:24:08</text:p>
              </table:table-cell>
              <table:table-cell office:value-type="float" office:value="129140">
                <text:p>129140</text:p>
              </table:table-cell>
            </table:table-row>
            <table:table-row>
              <table:table-cell office:value-type="string">
                <text:p>11:24:09</text:p>
              </table:table-cell>
              <table:table-cell office:value-type="float" office:value="57867">
                <text:p>57867</text:p>
              </table:table-cell>
            </table:table-row>
            <table:table-row>
              <table:table-cell office:value-type="string">
                <text:p>11:24:10</text:p>
              </table:table-cell>
              <table:table-cell office:value-type="float" office:value="63577">
                <text:p>63577</text:p>
              </table:table-cell>
            </table:table-row>
            <table:table-row>
              <table:table-cell office:value-type="string">
                <text:p>11:24:11</text:p>
              </table:table-cell>
              <table:table-cell office:value-type="float" office:value="32772">
                <text:p>32772</text:p>
              </table:table-cell>
            </table:table-row>
            <table:table-row>
              <table:table-cell office:value-type="string">
                <text:p>11:24:12</text:p>
              </table:table-cell>
              <table:table-cell office:value-type="float" office:value="57332">
                <text:p>57332</text:p>
              </table:table-cell>
            </table:table-row>
            <table:table-row>
              <table:table-cell office:value-type="string">
                <text:p>11:24:13</text:p>
              </table:table-cell>
              <table:table-cell office:value-type="float" office:value="69472">
                <text:p>69472</text:p>
              </table:table-cell>
            </table:table-row>
            <table:table-row>
              <table:table-cell office:value-type="string">
                <text:p>11:24:14</text:p>
              </table:table-cell>
              <table:table-cell office:value-type="float" office:value="66394">
                <text:p>66394</text:p>
              </table:table-cell>
            </table:table-row>
            <table:table-row>
              <table:table-cell office:value-type="string">
                <text:p>11:24:15</text:p>
              </table:table-cell>
              <table:table-cell office:value-type="float" office:value="58965">
                <text:p>58965</text:p>
              </table:table-cell>
            </table:table-row>
            <table:table-row>
              <table:table-cell office:value-type="string">
                <text:p>11:24:16</text:p>
              </table:table-cell>
              <table:table-cell office:value-type="float" office:value="76462">
                <text:p>76462</text:p>
              </table:table-cell>
            </table:table-row>
            <table:table-row>
              <table:table-cell office:value-type="string">
                <text:p>11:24:17</text:p>
              </table:table-cell>
              <table:table-cell office:value-type="float" office:value="83882">
                <text:p>83882</text:p>
              </table:table-cell>
            </table:table-row>
            <table:table-row>
              <table:table-cell office:value-type="string">
                <text:p>11:24:18</text:p>
              </table:table-cell>
              <table:table-cell office:value-type="float" office:value="82557">
                <text:p>82557</text:p>
              </table:table-cell>
            </table:table-row>
            <table:table-row>
              <table:table-cell office:value-type="string">
                <text:p>11:24:19</text:p>
              </table:table-cell>
              <table:table-cell office:value-type="float" office:value="70025">
                <text:p>70025</text:p>
              </table:table-cell>
            </table:table-row>
            <table:table-row>
              <table:table-cell office:value-type="string">
                <text:p>11:24:20</text:p>
              </table:table-cell>
              <table:table-cell office:value-type="float" office:value="97760">
                <text:p>97760</text:p>
              </table:table-cell>
            </table:table-row>
            <table:table-row>
              <table:table-cell office:value-type="string">
                <text:p>11:24:21</text:p>
              </table:table-cell>
              <table:table-cell office:value-type="float" office:value="110464">
                <text:p>110464</text:p>
              </table:table-cell>
            </table:table-row>
            <table:table-row>
              <table:table-cell office:value-type="string">
                <text:p>11:24:22</text:p>
              </table:table-cell>
              <table:table-cell office:value-type="float" office:value="69645">
                <text:p>69645</text:p>
              </table:table-cell>
            </table:table-row>
            <table:table-row>
              <table:table-cell office:value-type="string">
                <text:p>11:24:23</text:p>
              </table:table-cell>
              <table:table-cell office:value-type="float" office:value="49537">
                <text:p>49537</text:p>
              </table:table-cell>
            </table:table-row>
            <table:table-row>
              <table:table-cell office:value-type="string">
                <text:p>11:24:24</text:p>
              </table:table-cell>
              <table:table-cell office:value-type="float" office:value="130505">
                <text:p>130505</text:p>
              </table:table-cell>
            </table:table-row>
            <table:table-row>
              <table:table-cell office:value-type="string">
                <text:p>11:24:25</text:p>
              </table:table-cell>
              <table:table-cell office:value-type="float" office:value="49398">
                <text:p>49398</text:p>
              </table:table-cell>
            </table:table-row>
            <table:table-row>
              <table:table-cell office:value-type="string">
                <text:p>11:24:26</text:p>
              </table:table-cell>
              <table:table-cell office:value-type="float" office:value="90857">
                <text:p>90857</text:p>
              </table:table-cell>
            </table:table-row>
            <table:table-row>
              <table:table-cell office:value-type="string">
                <text:p>11:24:27</text:p>
              </table:table-cell>
              <table:table-cell office:value-type="float" office:value="60757">
                <text:p>60757</text:p>
              </table:table-cell>
            </table:table-row>
            <table:table-row>
              <table:table-cell office:value-type="string">
                <text:p>11:24:28</text:p>
              </table:table-cell>
              <table:table-cell office:value-type="float" office:value="84699">
                <text:p>84699</text:p>
              </table:table-cell>
            </table:table-row>
            <table:table-row>
              <table:table-cell office:value-type="string">
                <text:p>11:24:29</text:p>
              </table:table-cell>
              <table:table-cell office:value-type="float" office:value="82311">
                <text:p>82311</text:p>
              </table:table-cell>
            </table:table-row>
            <table:table-row>
              <table:table-cell office:value-type="string">
                <text:p>11:24:30</text:p>
              </table:table-cell>
              <table:table-cell office:value-type="float" office:value="91886">
                <text:p>91886</text:p>
              </table:table-cell>
            </table:table-row>
            <table:table-row>
              <table:table-cell office:value-type="string">
                <text:p>11:24:31</text:p>
              </table:table-cell>
              <table:table-cell office:value-type="float" office:value="96827">
                <text:p>96827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80477">
                <text:p>80477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56552">
                <text:p>56552</text:p>
              </table:table-cell>
            </table:table-row>
            <table:table-row>
              <table:table-cell office:value-type="string">
                <text:p>11:24:34</text:p>
              </table:table-cell>
              <table:table-cell office:value-type="float" office:value="79010">
                <text:p>79010</text:p>
              </table:table-cell>
            </table:table-row>
            <table:table-row>
              <table:table-cell office:value-type="string">
                <text:p>11:24:35</text:p>
              </table:table-cell>
              <table:table-cell office:value-type="float" office:value="117490">
                <text:p>117490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138809">
                <text:p>138809</text:p>
              </table:table-cell>
            </table:table-row>
            <table:table-row>
              <table:table-cell office:value-type="string">
                <text:p>11:24:37</text:p>
              </table:table-cell>
              <table:table-cell office:value-type="float" office:value="143668">
                <text:p>143668</text:p>
              </table:table-cell>
            </table:table-row>
            <table:table-row>
              <table:table-cell office:value-type="string">
                <text:p>11:24:38</text:p>
              </table:table-cell>
              <table:table-cell office:value-type="float" office:value="138513">
                <text:p>138513</text:p>
              </table:table-cell>
            </table:table-row>
            <table:table-row>
              <table:table-cell office:value-type="string">
                <text:p>11:24:39</text:p>
              </table:table-cell>
              <table:table-cell office:value-type="float" office:value="152128">
                <text:p>152128</text:p>
              </table:table-cell>
            </table:table-row>
            <table:table-row>
              <table:table-cell office:value-type="string">
                <text:p>11:24:40</text:p>
              </table:table-cell>
              <table:table-cell office:value-type="float" office:value="47075">
                <text:p>47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5cm" chart:style-name="ch2">
          <text:p>test 168, with --cache on</text:p>
        </chart:title>
        <chart:legend chart:legend-position="end" svg:x="14.001cm" svg:y="4.005cm" style:legend-expansion="high" chart:style-name="ch3"/>
        <chart:plot-area chart:style-name="ch4" table:cell-range-address="test168.B1:test168.D69" chart:data-source-has-labels="both" svg:x="1.279cm" svg:y="1.248cm" svg:width="12.402cm" svg:height="6.643cm">
          <chartooo:coordinate-region svg:x="2.252cm" svg:y="1.248cm" svg:width="11.429cm" svg:height="5.041cm"/>
          <chart:axis chart:dimension="x" chart:name="primary-x" chart:style-name="ch5" chartooo:axis-type="auto">
            <chartooo:date-scale/>
            <chart:title svg:x="6.722cm" svg:y="8.071cm" chart:style-name="ch6">
              <text:p>wall clock</text:p>
            </chart:title>
            <chart:categories table:cell-range-address="test168.B2:test168.B69"/>
          </chart:axis>
          <chart:axis chart:dimension="y" chart:name="primary-y" chart:style-name="ch7">
            <chart:title svg:x="0.451cm" svg:y="5.116cm" chart:style-name="ch8">
              <text:p>time, S</text:p>
            </chart:title>
            <chart:grid chart:style-name="ch9" chart:class="major"/>
          </chart:axis>
          <chart:series chart:style-name="ch10" chart:values-cell-range-address="test168.C2:test168.C69" chart:label-cell-address="test168.C1:test168.C1" chart:class="chart:bar">
            <chart:data-point chart:repeated="68"/>
          </chart:series>
          <chart:series chart:style-name="ch11" chart:values-cell-range-address="test168.D2:test168.D69" chart:label-cell-address="test168.D1:test168.D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8.C1:test168.C1</svg:desc>
                </draw:g>
              </table:table-cell>
              <table:table-cell office:value-type="string">
                <text:p>xfertime</text:p>
                <draw:g>
                  <svg:desc>test168.D1:test16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3:33</text:p>
                <draw:g>
                  <svg:desc>test168.B2:test168.B69</svg:desc>
                </draw:g>
              </table:table-cell>
              <table:table-cell office:value-type="float" office:value="5.660429">
                <text:p>5.660429</text:p>
                <draw:g>
                  <svg:desc>test168.C2:test168.C69</svg:desc>
                </draw:g>
              </table:table-cell>
              <table:table-cell office:value-type="float" office:value="0.000304">
                <text:p>0.000304</text:p>
                <draw:g>
                  <svg:desc>test168.D2:test168.D69</svg:desc>
                </draw:g>
              </table:table-cell>
            </table:table-row>
            <table:table-row>
              <table:table-cell office:value-type="string">
                <text:p>11:23:34</text:p>
              </table:table-cell>
              <table:table-cell office:value-type="float" office:value="2.713821">
                <text:p>2.713821</text:p>
              </table:table-cell>
              <table:table-cell office:value-type="float" office:value="0.002973">
                <text:p>0.002973</text:p>
              </table:table-cell>
            </table:table-row>
            <table:table-row>
              <table:table-cell office:value-type="string">
                <text:p>11:23:35</text:p>
              </table:table-cell>
              <table:table-cell office:value-type="float" office:value="3.695507">
                <text:p>3.695507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>
                <text:p>11:23:36</text:p>
              </table:table-cell>
              <table:table-cell office:value-type="float" office:value="3.180816">
                <text:p>3.180816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11:23:37</text:p>
              </table:table-cell>
              <table:table-cell office:value-type="float" office:value="3.667751">
                <text:p>3.66775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1:23:38</text:p>
              </table:table-cell>
              <table:table-cell office:value-type="float" office:value="3.110573">
                <text:p>3.110573</text:p>
              </table:table-cell>
              <table:table-cell office:value-type="float" office:value="0.001359">
                <text:p>0.001359</text:p>
              </table:table-cell>
            </table:table-row>
            <table:table-row>
              <table:table-cell office:value-type="string">
                <text:p>11:23:39</text:p>
              </table:table-cell>
              <table:table-cell office:value-type="float" office:value="2.612904">
                <text:p>2.612904</text:p>
              </table:table-cell>
              <table:table-cell office:value-type="float" office:value="0.001002">
                <text:p>0.001002</text:p>
              </table:table-cell>
            </table:table-row>
            <table:table-row>
              <table:table-cell office:value-type="string">
                <text:p>11:23:40</text:p>
              </table:table-cell>
              <table:table-cell office:value-type="float" office:value="3.315386">
                <text:p>3.315386</text:p>
              </table:table-cell>
              <table:table-cell office:value-type="float" office:value="0.002849">
                <text:p>0.002849</text:p>
              </table:table-cell>
            </table:table-row>
            <table:table-row>
              <table:table-cell office:value-type="string">
                <text:p>11:23:41</text:p>
              </table:table-cell>
              <table:table-cell office:value-type="float" office:value="3.566847">
                <text:p>3.566847</text:p>
              </table:table-cell>
              <table:table-cell office:value-type="float" office:value="0.002266">
                <text:p>0.002266</text:p>
              </table:table-cell>
            </table:table-row>
            <table:table-row>
              <table:table-cell office:value-type="string">
                <text:p>11:23:42</text:p>
              </table:table-cell>
              <table:table-cell office:value-type="float" office:value="3.065075">
                <text:p>3.065075</text:p>
              </table:table-cell>
              <table:table-cell office:value-type="float" office:value="0.005121">
                <text:p>0.005121</text:p>
              </table:table-cell>
            </table:table-row>
            <table:table-row>
              <table:table-cell office:value-type="string">
                <text:p>11:23:43</text:p>
              </table:table-cell>
              <table:table-cell office:value-type="float" office:value="3.809161">
                <text:p>3.809161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1:23:44</text:p>
              </table:table-cell>
              <table:table-cell office:value-type="float" office:value="3.320568">
                <text:p>3.320568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11:23:45</text:p>
              </table:table-cell>
              <table:table-cell office:value-type="float" office:value="3.867993">
                <text:p>3.867993</text:p>
              </table:table-cell>
              <table:table-cell office:value-type="float" office:value="0.005208">
                <text:p>0.005208</text:p>
              </table:table-cell>
            </table:table-row>
            <table:table-row>
              <table:table-cell office:value-type="string">
                <text:p>11:23:46</text:p>
              </table:table-cell>
              <table:table-cell office:value-type="float" office:value="2.964547">
                <text:p>2.964547</text:p>
              </table:table-cell>
              <table:table-cell office:value-type="float" office:value="0.006279">
                <text:p>0.006279</text:p>
              </table:table-cell>
            </table:table-row>
            <table:table-row>
              <table:table-cell office:value-type="string">
                <text:p>11:23:47</text:p>
              </table:table-cell>
              <table:table-cell office:value-type="float" office:value="3.238585">
                <text:p>3.238585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11:23:48</text:p>
              </table:table-cell>
              <table:table-cell office:value-type="float" office:value="2.331928">
                <text:p>2.331928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1:23:49</text:p>
              </table:table-cell>
              <table:table-cell office:value-type="float" office:value="2.631511">
                <text:p>2.631511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1:23:50</text:p>
              </table:table-cell>
              <table:table-cell office:value-type="float" office:value="3.006722">
                <text:p>3.006722</text:p>
              </table:table-cell>
              <table:table-cell office:value-type="float" office:value="0.002694">
                <text:p>0.002694</text:p>
              </table:table-cell>
            </table:table-row>
            <table:table-row>
              <table:table-cell office:value-type="string">
                <text:p>11:23:51</text:p>
              </table:table-cell>
              <table:table-cell office:value-type="float" office:value="2.718923">
                <text:p>2.718923</text:p>
              </table:table-cell>
              <table:table-cell office:value-type="float" office:value="0.004558">
                <text:p>0.004558</text:p>
              </table:table-cell>
            </table:table-row>
            <table:table-row>
              <table:table-cell office:value-type="string">
                <text:p>11:23:52</text:p>
              </table:table-cell>
              <table:table-cell office:value-type="float" office:value="2.63564">
                <text:p>2.6356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1:23:53</text:p>
              </table:table-cell>
              <table:table-cell office:value-type="float" office:value="2.597482">
                <text:p>2.597482</text:p>
              </table:table-cell>
              <table:table-cell office:value-type="float" office:value="0.004716">
                <text:p>0.004716</text:p>
              </table:table-cell>
            </table:table-row>
            <table:table-row>
              <table:table-cell office:value-type="string">
                <text:p>11:23:54</text:p>
              </table:table-cell>
              <table:table-cell office:value-type="float" office:value="2.71952">
                <text:p>2.71952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11:23:55</text:p>
              </table:table-cell>
              <table:table-cell office:value-type="float" office:value="2.428276">
                <text:p>2.428276</text:p>
              </table:table-cell>
              <table:table-cell office:value-type="float" office:value="0.004639">
                <text:p>0.004639</text:p>
              </table:table-cell>
            </table:table-row>
            <table:table-row>
              <table:table-cell office:value-type="string">
                <text:p>11:23:56</text:p>
              </table:table-cell>
              <table:table-cell office:value-type="float" office:value="2.581635">
                <text:p>2.581635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1:23:57</text:p>
              </table:table-cell>
              <table:table-cell office:value-type="float" office:value="2.638115">
                <text:p>2.638115</text:p>
              </table:table-cell>
              <table:table-cell office:value-type="float" office:value="0.006211">
                <text:p>0.006211</text:p>
              </table:table-cell>
            </table:table-row>
            <table:table-row>
              <table:table-cell office:value-type="string">
                <text:p>11:23:58</text:p>
              </table:table-cell>
              <table:table-cell office:value-type="float" office:value="2.280178">
                <text:p>2.280178</text:p>
              </table:table-cell>
              <table:table-cell office:value-type="float" office:value="0.009556">
                <text:p>0.009556</text:p>
              </table:table-cell>
            </table:table-row>
            <table:table-row>
              <table:table-cell office:value-type="string">
                <text:p>11:23:59</text:p>
              </table:table-cell>
              <table:table-cell office:value-type="float" office:value="2.682365">
                <text:p>2.682365</text:p>
              </table:table-cell>
              <table:table-cell office:value-type="float" office:value="0.005609">
                <text:p>0.005609</text:p>
              </table:table-cell>
            </table:table-row>
            <table:table-row>
              <table:table-cell office:value-type="string">
                <text:p>11:24:00</text:p>
              </table:table-cell>
              <table:table-cell office:value-type="float" office:value="2.169062">
                <text:p>2.169062</text:p>
              </table:table-cell>
              <table:table-cell office:value-type="float" office:value="0.00551">
                <text:p>0.00551</text:p>
              </table:table-cell>
            </table:table-row>
            <table:table-row>
              <table:table-cell office:value-type="string">
                <text:p>11:24:01</text:p>
              </table:table-cell>
              <table:table-cell office:value-type="float" office:value="2.332108">
                <text:p>2.332108</text:p>
              </table:table-cell>
              <table:table-cell office:value-type="float" office:value="0.018139">
                <text:p>0.018139</text:p>
              </table:table-cell>
            </table:table-row>
            <table:table-row>
              <table:table-cell office:value-type="string">
                <text:p>11:24:02</text:p>
              </table:table-cell>
              <table:table-cell office:value-type="float" office:value="2.337809">
                <text:p>2.337809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2.316742">
                <text:p>2.316742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string">
                <text:p>11:24:04</text:p>
              </table:table-cell>
              <table:table-cell office:value-type="float" office:value="2.333951">
                <text:p>2.333951</text:p>
              </table:table-cell>
              <table:table-cell office:value-type="float" office:value="0.017489">
                <text:p>0.017489</text:p>
              </table:table-cell>
            </table:table-row>
            <table:table-row>
              <table:table-cell office:value-type="string">
                <text:p>11:24:05</text:p>
              </table:table-cell>
              <table:table-cell office:value-type="float" office:value="1.338403">
                <text:p>1.338403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11:24:06</text:p>
              </table:table-cell>
              <table:table-cell office:value-type="float" office:value="0.989655">
                <text:p>0.989655</text:p>
              </table:table-cell>
              <table:table-cell office:value-type="float" office:value="0.010544">
                <text:p>0.010544</text:p>
              </table:table-cell>
            </table:table-row>
            <table:table-row>
              <table:table-cell office:value-type="string">
                <text:p>11:24:07</text:p>
              </table:table-cell>
              <table:table-cell office:value-type="float" office:value="0.688992">
                <text:p>0.688992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11:24:08</text:p>
              </table:table-cell>
              <table:table-cell office:value-type="float" office:value="0.70732">
                <text:p>0.70732</text:p>
              </table:table-cell>
              <table:table-cell office:value-type="float" office:value="0.068765">
                <text:p>0.068765</text:p>
              </table:table-cell>
            </table:table-row>
            <table:table-row>
              <table:table-cell office:value-type="string">
                <text:p>11:24:09</text:p>
              </table:table-cell>
              <table:table-cell office:value-type="float" office:value="0.173772">
                <text:p>0.173772</text:p>
              </table:table-cell>
              <table:table-cell office:value-type="float" office:value="0.004396">
                <text:p>0.004396</text:p>
              </table:table-cell>
            </table:table-row>
            <table:table-row>
              <table:table-cell office:value-type="string">
                <text:p>11:24:10</text:p>
              </table:table-cell>
              <table:table-cell office:value-type="float" office:value="0.086571">
                <text:p>0.086571</text:p>
              </table:table-cell>
              <table:table-cell office:value-type="float" office:value="0.005474">
                <text:p>0.005474</text:p>
              </table:table-cell>
            </table:table-row>
            <table:table-row>
              <table:table-cell office:value-type="string">
                <text:p>11:24:11</text:p>
              </table:table-cell>
              <table:table-cell office:value-type="float" office:value="0.013907">
                <text:p>0.013907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1:24:12</text:p>
              </table:table-cell>
              <table:table-cell office:value-type="float" office:value="0.031327">
                <text:p>0.031327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string">
                <text:p>11:24:13</text:p>
              </table:table-cell>
              <table:table-cell office:value-type="float" office:value="0.09745">
                <text:p>0.09745</text:p>
              </table:table-cell>
              <table:table-cell office:value-type="float" office:value="0.008199">
                <text:p>0.008199</text:p>
              </table:table-cell>
            </table:table-row>
            <table:table-row>
              <table:table-cell office:value-type="string">
                <text:p>11:24:14</text:p>
              </table:table-cell>
              <table:table-cell office:value-type="float" office:value="0.087292">
                <text:p>0.087292</text:p>
              </table:table-cell>
              <table:table-cell office:value-type="float" office:value="0.008161">
                <text:p>0.008161</text:p>
              </table:table-cell>
            </table:table-row>
            <table:table-row>
              <table:table-cell office:value-type="string">
                <text:p>11:24:15</text:p>
              </table:table-cell>
              <table:table-cell office:value-type="float" office:value="0.034545">
                <text:p>0.034545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11:24:16</text:p>
              </table:table-cell>
              <table:table-cell office:value-type="float" office:value="0.141605">
                <text:p>0.141605</text:p>
              </table:table-cell>
              <table:table-cell office:value-type="float" office:value="0.017727">
                <text:p>0.017727</text:p>
              </table:table-cell>
            </table:table-row>
            <table:table-row>
              <table:table-cell office:value-type="string">
                <text:p>11:24:17</text:p>
              </table:table-cell>
              <table:table-cell office:value-type="float" office:value="0.117109">
                <text:p>0.117109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11:24:18</text:p>
              </table:table-cell>
              <table:table-cell office:value-type="float" office:value="0.116068">
                <text:p>0.116068</text:p>
              </table:table-cell>
              <table:table-cell office:value-type="float" office:value="0.02157">
                <text:p>0.02157</text:p>
              </table:table-cell>
            </table:table-row>
            <table:table-row>
              <table:table-cell office:value-type="string">
                <text:p>11:24:19</text:p>
              </table:table-cell>
              <table:table-cell office:value-type="float" office:value="0.145214">
                <text:p>0.145214</text:p>
              </table:table-cell>
              <table:table-cell office:value-type="float" office:value="0.021597">
                <text:p>0.021597</text:p>
              </table:table-cell>
            </table:table-row>
            <table:table-row>
              <table:table-cell office:value-type="string">
                <text:p>11:24:20</text:p>
              </table:table-cell>
              <table:table-cell office:value-type="float" office:value="0.236028">
                <text:p>0.236028</text:p>
              </table:table-cell>
              <table:table-cell office:value-type="float" office:value="0.050883">
                <text:p>0.050883</text:p>
              </table:table-cell>
            </table:table-row>
            <table:table-row>
              <table:table-cell office:value-type="string">
                <text:p>11:24:21</text:p>
              </table:table-cell>
              <table:table-cell office:value-type="float" office:value="0.270787">
                <text:p>0.270787</text:p>
              </table:table-cell>
              <table:table-cell office:value-type="float" office:value="0.06339">
                <text:p>0.06339</text:p>
              </table:table-cell>
            </table:table-row>
            <table:table-row>
              <table:table-cell office:value-type="string">
                <text:p>11:24:22</text:p>
              </table:table-cell>
              <table:table-cell office:value-type="float" office:value="0.283729">
                <text:p>0.283729</text:p>
              </table:table-cell>
              <table:table-cell office:value-type="float" office:value="0.051021">
                <text:p>0.051021</text:p>
              </table:table-cell>
            </table:table-row>
            <table:table-row>
              <table:table-cell office:value-type="string">
                <text:p>11:24:23</text:p>
              </table:table-cell>
              <table:table-cell office:value-type="float" office:value="0.269915">
                <text:p>0.269915</text:p>
              </table:table-cell>
              <table:table-cell office:value-type="float" office:value="0.016905">
                <text:p>0.016905</text:p>
              </table:table-cell>
            </table:table-row>
            <table:table-row>
              <table:table-cell office:value-type="string">
                <text:p>11:24:24</text:p>
              </table:table-cell>
              <table:table-cell office:value-type="float" office:value="0.589674">
                <text:p>0.589674</text:p>
              </table:table-cell>
              <table:table-cell office:value-type="float" office:value="0.128978">
                <text:p>0.128978</text:p>
              </table:table-cell>
            </table:table-row>
            <table:table-row>
              <table:table-cell office:value-type="string">
                <text:p>11:24:25</text:p>
              </table:table-cell>
              <table:table-cell office:value-type="float" office:value="0.173186">
                <text:p>0.173186</text:p>
              </table:table-cell>
              <table:table-cell office:value-type="float" office:value="0.035979">
                <text:p>0.035979</text:p>
              </table:table-cell>
            </table:table-row>
            <table:table-row>
              <table:table-cell office:value-type="string">
                <text:p>11:24:26</text:p>
              </table:table-cell>
              <table:table-cell office:value-type="float" office:value="0.170606">
                <text:p>0.170606</text:p>
              </table:table-cell>
              <table:table-cell office:value-type="float" office:value="0.036332">
                <text:p>0.036332</text:p>
              </table:table-cell>
            </table:table-row>
            <table:table-row>
              <table:table-cell office:value-type="string">
                <text:p>11:24:27</text:p>
              </table:table-cell>
              <table:table-cell office:value-type="float" office:value="0.129562">
                <text:p>0.129562</text:p>
              </table:table-cell>
              <table:table-cell office:value-type="float" office:value="0.018006">
                <text:p>0.018006</text:p>
              </table:table-cell>
            </table:table-row>
            <table:table-row>
              <table:table-cell office:value-type="string">
                <text:p>11:24:28</text:p>
              </table:table-cell>
              <table:table-cell office:value-type="float" office:value="0.247648">
                <text:p>0.247648</text:p>
              </table:table-cell>
              <table:table-cell office:value-type="float" office:value="0.043181">
                <text:p>0.043181</text:p>
              </table:table-cell>
            </table:table-row>
            <table:table-row>
              <table:table-cell office:value-type="string">
                <text:p>11:24:29</text:p>
              </table:table-cell>
              <table:table-cell office:value-type="float" office:value="0.280382">
                <text:p>0.280382</text:p>
              </table:table-cell>
              <table:table-cell office:value-type="float" office:value="0.044369">
                <text:p>0.044369</text:p>
              </table:table-cell>
            </table:table-row>
            <table:table-row>
              <table:table-cell office:value-type="string">
                <text:p>11:24:30</text:p>
              </table:table-cell>
              <table:table-cell office:value-type="float" office:value="0.314048">
                <text:p>0.314048</text:p>
              </table:table-cell>
              <table:table-cell office:value-type="float" office:value="0.067898">
                <text:p>0.067898</text:p>
              </table:table-cell>
            </table:table-row>
            <table:table-row>
              <table:table-cell office:value-type="string">
                <text:p>11:24:31</text:p>
              </table:table-cell>
              <table:table-cell office:value-type="float" office:value="0.305015">
                <text:p>0.305015</text:p>
              </table:table-cell>
              <table:table-cell office:value-type="float" office:value="0.095745">
                <text:p>0.095745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0.713892">
                <text:p>0.713892</text:p>
              </table:table-cell>
              <table:table-cell office:value-type="float" office:value="0.060024">
                <text:p>0.060024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0.821951">
                <text:p>0.821951</text:p>
              </table:table-cell>
              <table:table-cell office:value-type="float" office:value="0.008994">
                <text:p>0.008994</text:p>
              </table:table-cell>
            </table:table-row>
            <table:table-row>
              <table:table-cell office:value-type="string">
                <text:p>11:24:34</text:p>
              </table:table-cell>
              <table:table-cell office:value-type="float" office:value="0.654371">
                <text:p>0.654371</text:p>
              </table:table-cell>
              <table:table-cell office:value-type="float" office:value="0.00422">
                <text:p>0.00422</text:p>
              </table:table-cell>
            </table:table-row>
            <table:table-row>
              <table:table-cell office:value-type="string">
                <text:p>11:24:35</text:p>
              </table:table-cell>
              <table:table-cell office:value-type="float" office:value="0.314934">
                <text:p>0.314934</text:p>
              </table:table-cell>
              <table:table-cell office:value-type="float" office:value="0.004958">
                <text:p>0.004958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0.038882">
                <text:p>0.038882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11:24:37</text:p>
              </table:table-cell>
              <table:table-cell office:value-type="float" office:value="0.018738">
                <text:p>0.018738</text:p>
              </table:table-cell>
              <table:table-cell office:value-type="float" office:value="0.006079">
                <text:p>0.006079</text:p>
              </table:table-cell>
            </table:table-row>
            <table:table-row>
              <table:table-cell office:value-type="string">
                <text:p>11:24:38</text:p>
              </table:table-cell>
              <table:table-cell office:value-type="float" office:value="0.016774">
                <text:p>0.016774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11:24:39</text:p>
              </table:table-cell>
              <table:table-cell office:value-type="float" office:value="0.021286">
                <text:p>0.021286</text:p>
              </table:table-cell>
              <table:table-cell office:value-type="float" office:value="0.00641">
                <text:p>0.00641</text:p>
              </table:table-cell>
            </table:table-row>
            <table:table-row>
              <table:table-cell office:value-type="string">
                <text:p>11:24:40</text:p>
              </table:table-cell>
              <table:table-cell office:value-type="float" office:value="0.021506">
                <text:p>0.021506</text:p>
              </table:table-cell>
              <table:table-cell office:value-type="float" office:value="0.001996">
                <text:p>0.001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5cm" chart:style-name="ch2">
          <text:p>test 168, with --cache on</text:p>
        </chart:title>
        <chart:legend chart:legend-position="end" svg:x="13.366cm" svg:y="4.227cm" style:legend-expansion="high" chart:style-name="ch3"/>
        <chart:plot-area chart:style-name="ch4" table:cell-range-address="test168.B2:test168.B69 test168.G1:test168.G69" chart:data-source-has-labels="both" svg:x="1.279cm" svg:y="1.248cm" svg:width="11.767cm" svg:height="6.643cm">
          <chartooo:coordinate-region svg:x="2.271cm" svg:y="1.248cm" svg:width="10.775cm" svg:height="5.04cm"/>
          <chart:axis chart:dimension="x" chart:name="primary-x" chart:style-name="ch5" chartooo:axis-type="auto">
            <chartooo:date-scale/>
            <chart:title svg:x="6.404cm" svg:y="8.071cm" chart:style-name="ch6">
              <text:p>wall clock</text:p>
            </chart:title>
            <chart:categories table:cell-range-address="test168.B2:test168.B69"/>
          </chart:axis>
          <chart:axis chart:dimension="y" chart:name="primary-y" chart:style-name="ch7">
            <chart:title svg:x="0.451cm" svg:y="5.116cm" chart:style-name="ch8">
              <text:p>time, S</text:p>
            </chart:title>
            <chart:grid chart:style-name="ch9" chart:class="major"/>
          </chart:axis>
          <chart:series chart:style-name="ch10" chart:values-cell-range-address="test168.G2:test168.G69" chart:label-cell-address="test168.G1:test168.G1" chart:class="chart:ba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8.G1:test16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3:33</text:p>
                <draw:g>
                  <svg:desc>test168.B2:test168.B69</svg:desc>
                </draw:g>
              </table:table-cell>
              <table:table-cell office:value-type="float" office:value="11">
                <text:p>11</text:p>
                <draw:g>
                  <svg:desc>test168.G2:test168.G69</svg:desc>
                </draw:g>
              </table:table-cell>
            </table:table-row>
            <table:table-row>
              <table:table-cell office:value-type="string">
                <text:p>11:23: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23: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23: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23: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23: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:23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23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23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23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23:4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:23: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23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23: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23: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23: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:23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23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23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23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23:5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:23: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23: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23: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23:5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23:5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:23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24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24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24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24:0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1:24: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24:0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24:0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24:0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24:08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1:24:0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24:1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24:1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24:1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24:1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:24:1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24: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24: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24:1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24:18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:24:1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2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3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24:3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:24:3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1:24:3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:24: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:24: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:24: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:24: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:24: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:24:4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68.G1:test168.G69 test168.C1:test168.D69" chart:data-source-has-labels="row" svg:x="0.32cm" svg:y="0.18cm" svg:width="13.361cm" svg:height="8.64cm">
          <chartooo:coordinate-region svg:x="0.756cm" svg:y="0.353cm" svg:width="12.553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68.C2:test168.C69" chart:label-cell-address="test168.C1:test168.C1" chart:class="chart:scatter">
            <chart:domain table:cell-range-address="test168.G2:test168.G69"/>
            <chart:data-point chart:repeated="68"/>
          </chart:series>
          <chart:series chart:style-name="ch7" chart:values-cell-range-address="test168.D2:test168.D69" chart:label-cell-address="test168.D1:test168.D1" chart:class="chart:scatter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8.C1:test168.C1</svg:desc>
                </draw:g>
              </table:table-cell>
              <table:table-cell office:value-type="string">
                <text:p>xfertime</text:p>
                <draw:g>
                  <svg:desc>test168.D1:test16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est168.G2:test168.G69</svg:desc>
                </draw:g>
              </table:table-cell>
              <table:table-cell office:value-type="float" office:value="5.660429">
                <text:p>5.660429</text:p>
                <draw:g>
                  <svg:desc>test168.C2:test168.C69</svg:desc>
                </draw:g>
              </table:table-cell>
              <table:table-cell office:value-type="float" office:value="0.000304">
                <text:p>0.000304</text:p>
                <draw:g>
                  <svg:desc>test168.D2:test168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.713821">
                <text:p>2.713821</text:p>
              </table:table-cell>
              <table:table-cell office:value-type="float" office:value="0.002973">
                <text:p>0.002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3.695507">
                <text:p>3.695507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3.180816">
                <text:p>3.180816</text:p>
              </table:table-cell>
              <table:table-cell office:value-type="float" office:value="0.001078">
                <text:p>0.001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3.667751">
                <text:p>3.66775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">
                <text:p>116</text:p>
              </table:table-cell>
              <table:table-cell office:value-type="float" office:value="3.110573">
                <text:p>3.110573</text:p>
              </table:table-cell>
              <table:table-cell office:value-type="float" office:value="0.001359">
                <text:p>0.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2.612904">
                <text:p>2.612904</text:p>
              </table:table-cell>
              <table:table-cell office:value-type="float" office:value="0.001002">
                <text:p>0.001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3.315386">
                <text:p>3.315386</text:p>
              </table:table-cell>
              <table:table-cell office:value-type="float" office:value="0.002849">
                <text:p>0.002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3.566847">
                <text:p>3.566847</text:p>
              </table:table-cell>
              <table:table-cell office:value-type="float" office:value="0.002266">
                <text:p>0.002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3.065075">
                <text:p>3.065075</text:p>
              </table:table-cell>
              <table:table-cell office:value-type="float" office:value="0.005121">
                <text:p>0.00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3.809161">
                <text:p>3.809161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3.320568">
                <text:p>3.320568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3.867993">
                <text:p>3.867993</text:p>
              </table:table-cell>
              <table:table-cell office:value-type="float" office:value="0.005208">
                <text:p>0.005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2.964547">
                <text:p>2.964547</text:p>
              </table:table-cell>
              <table:table-cell office:value-type="float" office:value="0.006279">
                <text:p>0.00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3.238585">
                <text:p>3.238585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4">
                <text:p>314</text:p>
              </table:table-cell>
              <table:table-cell office:value-type="float" office:value="2.331928">
                <text:p>2.331928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2.631511">
                <text:p>2.631511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3.006722">
                <text:p>3.006722</text:p>
              </table:table-cell>
              <table:table-cell office:value-type="float" office:value="0.002694">
                <text:p>0.002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2.718923">
                <text:p>2.718923</text:p>
              </table:table-cell>
              <table:table-cell office:value-type="float" office:value="0.004558">
                <text:p>0.004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2.63564">
                <text:p>2.6356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">
                <text:p>417</text:p>
              </table:table-cell>
              <table:table-cell office:value-type="float" office:value="2.597482">
                <text:p>2.597482</text:p>
              </table:table-cell>
              <table:table-cell office:value-type="float" office:value="0.004716">
                <text:p>0.004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2.71952">
                <text:p>2.71952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2.428276">
                <text:p>2.428276</text:p>
              </table:table-cell>
              <table:table-cell office:value-type="float" office:value="0.004639">
                <text:p>0.004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2.581635">
                <text:p>2.581635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2.638115">
                <text:p>2.638115</text:p>
              </table:table-cell>
              <table:table-cell office:value-type="float" office:value="0.006211">
                <text:p>0.006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2.280178">
                <text:p>2.280178</text:p>
              </table:table-cell>
              <table:table-cell office:value-type="float" office:value="0.009556">
                <text:p>0.009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2.682365">
                <text:p>2.682365</text:p>
              </table:table-cell>
              <table:table-cell office:value-type="float" office:value="0.005609">
                <text:p>0.005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2.169062">
                <text:p>2.169062</text:p>
              </table:table-cell>
              <table:table-cell office:value-type="float" office:value="0.00551">
                <text:p>0.00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2.332108">
                <text:p>2.332108</text:p>
              </table:table-cell>
              <table:table-cell office:value-type="float" office:value="0.018139">
                <text:p>0.018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2.337809">
                <text:p>2.337809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">
                <text:p>618</text:p>
              </table:table-cell>
              <table:table-cell office:value-type="float" office:value="2.316742">
                <text:p>2.316742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2.333951">
                <text:p>2.333951</text:p>
              </table:table-cell>
              <table:table-cell office:value-type="float" office:value="0.017489">
                <text:p>0.017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1.338403">
                <text:p>1.338403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989655">
                <text:p>0.989655</text:p>
              </table:table-cell>
              <table:table-cell office:value-type="float" office:value="0.010544">
                <text:p>0.01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688992">
                <text:p>0.688992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5">
                <text:p>715</text:p>
              </table:table-cell>
              <table:table-cell office:value-type="float" office:value="0.70732">
                <text:p>0.70732</text:p>
              </table:table-cell>
              <table:table-cell office:value-type="float" office:value="0.068765">
                <text:p>0.068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173772">
                <text:p>0.173772</text:p>
              </table:table-cell>
              <table:table-cell office:value-type="float" office:value="0.004396">
                <text:p>0.0043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86571">
                <text:p>0.086571</text:p>
              </table:table-cell>
              <table:table-cell office:value-type="float" office:value="0.005474">
                <text:p>0.00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3907">
                <text:p>0.013907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31327">
                <text:p>0.031327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7">
                <text:p>817</text:p>
              </table:table-cell>
              <table:table-cell office:value-type="float" office:value="0.09745">
                <text:p>0.09745</text:p>
              </table:table-cell>
              <table:table-cell office:value-type="float" office:value="0.008199">
                <text:p>0.008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87292">
                <text:p>0.087292</text:p>
              </table:table-cell>
              <table:table-cell office:value-type="float" office:value="0.008161">
                <text:p>0.008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34545">
                <text:p>0.034545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141605">
                <text:p>0.141605</text:p>
              </table:table-cell>
              <table:table-cell office:value-type="float" office:value="0.017727">
                <text:p>0.017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117109">
                <text:p>0.117109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1">
                <text:p>911</text:p>
              </table:table-cell>
              <table:table-cell office:value-type="float" office:value="0.116068">
                <text:p>0.116068</text:p>
              </table:table-cell>
              <table:table-cell office:value-type="float" office:value="0.02157">
                <text:p>0.02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145214">
                <text:p>0.145214</text:p>
              </table:table-cell>
              <table:table-cell office:value-type="float" office:value="0.021597">
                <text:p>0.021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236028">
                <text:p>0.236028</text:p>
              </table:table-cell>
              <table:table-cell office:value-type="float" office:value="0.050883">
                <text:p>0.050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270787">
                <text:p>0.270787</text:p>
              </table:table-cell>
              <table:table-cell office:value-type="float" office:value="0.06339">
                <text:p>0.06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283729">
                <text:p>0.283729</text:p>
              </table:table-cell>
              <table:table-cell office:value-type="float" office:value="0.051021">
                <text:p>0.051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269915">
                <text:p>0.269915</text:p>
              </table:table-cell>
              <table:table-cell office:value-type="float" office:value="0.016905">
                <text:p>0.016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0.589674">
                <text:p>0.589674</text:p>
              </table:table-cell>
              <table:table-cell office:value-type="float" office:value="0.128978">
                <text:p>0.128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173186">
                <text:p>0.173186</text:p>
              </table:table-cell>
              <table:table-cell office:value-type="float" office:value="0.035979">
                <text:p>0.035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170606">
                <text:p>0.170606</text:p>
              </table:table-cell>
              <table:table-cell office:value-type="float" office:value="0.036332">
                <text:p>0.036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129562">
                <text:p>0.129562</text:p>
              </table:table-cell>
              <table:table-cell office:value-type="float" office:value="0.018006">
                <text:p>0.018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247648">
                <text:p>0.247648</text:p>
              </table:table-cell>
              <table:table-cell office:value-type="float" office:value="0.043181">
                <text:p>0.0431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280382">
                <text:p>0.280382</text:p>
              </table:table-cell>
              <table:table-cell office:value-type="float" office:value="0.044369">
                <text:p>0.044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314048">
                <text:p>0.314048</text:p>
              </table:table-cell>
              <table:table-cell office:value-type="float" office:value="0.067898">
                <text:p>0.067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0.305015">
                <text:p>0.305015</text:p>
              </table:table-cell>
              <table:table-cell office:value-type="float" office:value="0.095745">
                <text:p>0.095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0">
                <text:p>920</text:p>
              </table:table-cell>
              <table:table-cell office:value-type="float" office:value="0.713892">
                <text:p>0.713892</text:p>
              </table:table-cell>
              <table:table-cell office:value-type="float" office:value="0.060024">
                <text:p>0.060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">
                <text:p>473</text:p>
              </table:table-cell>
              <table:table-cell office:value-type="float" office:value="0.821951">
                <text:p>0.821951</text:p>
              </table:table-cell>
              <table:table-cell office:value-type="float" office:value="0.008994">
                <text:p>0.008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9">
                <text:p>229</text:p>
              </table:table-cell>
              <table:table-cell office:value-type="float" office:value="0.654371">
                <text:p>0.654371</text:p>
              </table:table-cell>
              <table:table-cell office:value-type="float" office:value="0.00422">
                <text:p>0.00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0.314934">
                <text:p>0.314934</text:p>
              </table:table-cell>
              <table:table-cell office:value-type="float" office:value="0.004958">
                <text:p>0.004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038882">
                <text:p>0.038882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0.018738">
                <text:p>0.018738</text:p>
              </table:table-cell>
              <table:table-cell office:value-type="float" office:value="0.006079">
                <text:p>0.006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16774">
                <text:p>0.016774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021286">
                <text:p>0.021286</text:p>
              </table:table-cell>
              <table:table-cell office:value-type="float" office:value="0.00641">
                <text:p>0.00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021506">
                <text:p>0.021506</text:p>
              </table:table-cell>
              <table:table-cell office:value-type="float" office:value="0.001996">
                <text:p>0.001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